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paragraph-properties fo:text-align="end" style:justify-single-word="false"/>
      <style:text-properties officeooo:rsid="0016cb46" officeooo:paragraph-rsid="0016cb46"/>
    </style:style>
    <style:style style:name="P2" style:family="paragraph" style:parent-style-name="Standard">
      <style:paragraph-properties fo:text-align="end" style:justify-single-word="false"/>
      <style:text-properties officeooo:rsid="000e4513" officeooo:paragraph-rsid="000e4513"/>
    </style:style>
    <style:style style:name="P3" style:family="paragraph" style:parent-style-name="Standard">
      <style:paragraph-properties fo:text-align="center" style:justify-single-word="false"/>
      <style:text-properties fo:font-size="40pt" style:text-underline-style="solid" style:text-underline-width="auto" style:text-underline-color="font-color" fo:font-weight="bold" officeooo:rsid="000e4513" officeooo:paragraph-rsid="000e4513" style:font-size-asian="40pt" style:font-weight-asian="bold" style:font-size-complex="40pt" style:font-weight-complex="bold"/>
    </style:style>
    <style:style style:name="P4" style:family="paragraph" style:parent-style-name="Standard">
      <style:paragraph-properties fo:text-align="center" style:justify-single-word="false"/>
      <style:text-properties officeooo:rsid="000e4513" officeooo:paragraph-rsid="000e4513"/>
    </style:style>
    <style:style style:name="P5" style:family="paragraph" style:parent-style-name="Heading_20_3">
      <style:paragraph-properties fo:text-align="justify" style:justify-single-word="false"/>
      <style:text-properties fo:font-size="12pt" officeooo:rsid="0011e0f5" officeooo:paragraph-rsid="000e4513" style:font-size-asian="10.5pt" style:font-size-complex="12pt"/>
    </style:style>
    <style:style style:name="P6" style:family="paragraph" style:parent-style-name="Standard">
      <style:paragraph-properties fo:text-align="justify" style:justify-single-word="false"/>
      <style:text-properties fo:font-size="12pt" officeooo:rsid="0011e0f5" officeooo:paragraph-rsid="000e4513" style:font-size-asian="10.5pt" style:font-size-complex="12pt"/>
    </style:style>
    <style:style style:name="P7"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6cb46" officeooo:paragraph-rsid="0016cb46" style:font-size-asian="10.5pt" style:font-weight-asian="bold" style:font-size-complex="12pt" style:font-weight-complex="bold"/>
    </style:style>
    <style:style style:name="P8" style:family="paragraph" style:parent-style-name="Standard">
      <style:paragraph-properties fo:text-align="justify" style:justify-single-word="false"/>
      <style:text-properties fo:font-size="12pt" style:text-underline-style="none" fo:font-weight="normal" officeooo:rsid="0016cb46" officeooo:paragraph-rsid="0016cb46" style:font-size-asian="10.5pt" style:font-weight-asian="normal" style:font-size-complex="12pt" style:font-weight-complex="normal"/>
    </style:style>
    <style:style style:name="T1" style:family="text">
      <style:text-properties officeooo:rsid="0016cb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lément Moisan</text:p>
      <text:p text:style-name="P2"/>
      <text:p text:style-name="P3">RAPPORT INDIVIDUEL SAE JAVA</text:p>
      <text:p text:style-name="P4"/>
      <text:h text:style-name="P5" text:outline-level="3">1) Ce que j’ai fait</text:h>
      <text:p text:style-name="Text_20_body">Même si je n’ai pas directement rédigé le diagramme UML, j’ai participé activement aux réflexions autour de sa conception en apportant mes idées et en échangeant avec mes coéquipiers. J’ai touché un peu à tout dans ce projet, que ce soit la gestion des données, le développement des classes Java ou encore l’affichage en console.</text:p>
      <text:p text:style-name="Text_20_body">L’un de mes rôles principaux a été de mettre en place la <text:span text:style-name="Strong_20_Emphasis">connexion JDBC</text:span> entre notre application Java et la base de données. J’ai réussi à la faire fonctionner, ce qui a permis ensuite à Flavio d’importer la base de données pour les tests. En revanche, nous n’avons pas eu le temps de créer une classe <text:span text:style-name="Source_20_Text">Executable</text:span> dédiée aux tests, mais certains projets ont été dupliqués pour tester certaines fonctionnalités.</text:p>
      <text:h text:style-name="Heading_20_3" text:outline-level="3">2) Le travail de groupe</text:h>
      <text:p text:style-name="Text_20_body">Nous étions officiellement 5 membres dans le groupe, mais Majorant étant parti, nous avons continué le projet à 4. La communication s’est faite principalement via <text:span text:style-name="Strong_20_Emphasis">Discord</text:span> et <text:span text:style-name="Strong_20_Emphasis">Instagram</text:span>, et malgré quelques désaccords, elle est restée plutôt bonne dans l’ensemble.</text:p>
      <text:p text:style-name="Text_20_body">Pour le travail collaboratif, nous avons utilisé différents outils comme <text:span text:style-name="Strong_20_Emphasis">GitHub</text:span>, <text:span text:style-name="Strong_20_Emphasis">Google Docs</text:span> ou encore <text:span text:style-name="Strong_20_Emphasis">Live Share</text:span> pour coder ensemble. La répartition du travail a été globalement équitable : chacun a su trouver sa place et s’investir selon ses compétences. J’ai été désigné <text:span text:style-name="Strong_20_Emphasis">chef de groupe</text:span>, mais tout le monde a su, à un moment ou un autre, prendre le lead pour faire avancer le projet.</text:p>
      <text:h text:style-name="Heading_20_3" text:outline-level="3">3) Les difficultés rencontrées</text:h>
      <text:p text:style-name="Text_20_body">L’implémentation de la SAE a été particulièrement difficile, car nous avons initialement pris une mauvaise direction. Nous nous sommes rendu compte un peu trop tard que nous n’avions pas bien compris certaines consignes. Cela nous a poussés à prendre une décision difficile : continuer à avancer le projet actuel tout en <text:span text:style-name="Strong_20_Emphasis">recommençant en parallèle</text:span> un nouveau projet, dans l’objectif d’avoir un code propre et fonctionnel pour la semaine SAE IHM.</text:p>
      <text:p text:style-name="Text_20_body">Un autre problème majeur a été la <text:span text:style-name="Strong_20_Emphasis">communication technique</text:span> au sein de l’équipe, notamment pour le développement du code. Cela a conduit à une désorganisation dans la structure générale. De plus, nous avons eu des difficultés à comprendre <text:span text:style-name="T1">JDBC → JAVA → AppliConsole</text:span> ce qui a ralenti notre progression.</text:p>
      <text:p text:style-name="Text_20_body">Face à ces obstacles, nous avons fait le choix de <text:span text:style-name="Strong_20_Emphasis">rendre un projet partiellement codé</text:span> plutôt que de rendre rien du tout, tout en recommençant de zéro pour acquérir une meilleure compréhension et produire un travail plus propre par la suite.</text:p>
      <text:h text:style-name="Heading_20_3" text:outline-level="3"><text:soft-page-break/>4) Les compétences mobilisées</text:h>
      <text:p text:style-name="Text_20_body">Cette SAE nous a demandé de mobiliser <text:span text:style-name="Strong_20_Emphasis">l’ensemble de nos compétences</text:span> techniques : programmation orientée objet en Java, gestion de base de données via JDBC, conception logicielle, et tests.</text:p>
      <text:p text:style-name="Text_20_body">Mais au-delà de la technique, c’est surtout la <text:span text:style-name="Strong_20_Emphasis">gestion de projet</text:span>, la <text:span text:style-name="Strong_20_Emphasis">prise de conscience des enjeux d’un projet d’équipe</text:span>, et la <text:span text:style-name="Strong_20_Emphasis">communication</text:span> qui ont été des axes forts d’apprentissage pour moi. Ce projet m’a permis de réaliser à quel point il est difficile de maintenir une cohésion et une vision commune dans un projet complexe. Cela m’a appris l’importance de bien structurer, planifier et valider les choix dès le départ.</text:p>
      <text:p text:style-name="P6"/>
      <text:p text:style-name="P7">5) Méthode fonctionnelle</text:p>
      <text:p text:style-name="P7"/>
      <text:p text:style-name="P8">- Administrateur créer un compte vendeur</text:p>
      <text:p text:style-name="P8">- Administrateur ajouter une librairies</text:p>
      <text:p text:style-name="P8">- Administrateur consulter les statistiques</text:p>
      <text:p text:style-name="P8">- Vendeur ajouter livre</text:p>
      <text:p text:style-name="P8">- Vendeur modifier quantité liv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15T17:17:03.240678704</meta:creation-date>
    <dc:date>2025-06-15T23:49:09.496000000</dc:date>
    <meta:editing-duration>PT25M18S</meta:editing-duration>
    <meta:editing-cycles>6</meta:editing-cycles>
    <meta:generator>LibreOffice/24.8.0.3$Windows_X86_64 LibreOffice_project/0bdf1299c94fe897b119f97f3c613e9dca6be583</meta:generator>
    <meta:document-statistic meta:table-count="0" meta:image-count="0" meta:object-count="0" meta:page-count="2" meta:paragraph-count="21" meta:word-count="542" meta:character-count="3323" meta:non-whitespace-character-count="2802"/>
  </office:meta>
</office:document-meta>
</file>